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DR-Spouse12" style:family="paragraph" style:parent-style-name="DR-Spouse12">
      <style:paragraph-properties fo:break-before="page"/>
    </style:style>
    <style:style style:name="XDR-Spouse1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2" style:family="text">
      <style:text-properties fo:text-align="start" style:font-name="Times New Roman" fo:color="#000000" fo:font-size="10.00pt" style:font-size-asian="10.00pt"/>
    </style:style>
    <style:style style:name="NLDR-Level30" style:family="paragraph" style:parent-style-name="DR-Level30">
      <style:paragraph-properties fo:break-before="page"/>
    </style:style>
    <style:style style:name="XDR-Level30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0" style:family="text">
      <style:text-properties fo:text-align="start" style:font-name="Times New Roman" fo:color="#000000" fo:font-size="10.00pt" style:font-size-asian="10.00pt"/>
    </style:style>
    <style:style style:name="NLDR-Spouse16" style:family="paragraph" style:parent-style-name="DR-Spouse16">
      <style:paragraph-properties fo:break-before="page"/>
    </style:style>
    <style:style style:name="XDR-Spouse16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6" style:family="text">
      <style:text-properties fo:text-align="start" style:font-name="Times New Roman" fo:color="#000000" fo:font-size="10.00pt" style:font-size-asian="10.00pt"/>
    </style:style>
    <style:style style:name="NLDR-Level6" style:family="paragraph" style:parent-style-name="DR-Level6">
      <style:paragraph-properties fo:break-before="page"/>
    </style:style>
    <style:style style:name="XDR-Level6" style:family="paragraph">
      <style:paragraph-properties fo:text-align="start" style:font-name="Times New Roman" fo:font-size="10.00pt" style:font-size-asian="10.00pt" fo:color="#000000" fo:text-indent="-0.50cm" fo:margin-right="0.00cm" fo:margin-left="5.50cm" fo:margin-top="0.04cm" fo:margin-bottom="0.04cm"/>
    </style:style>
    <style:style style:name="FDR-Level6" style:family="text">
      <style:text-properties fo:text-align="start" style:font-name="Times New Roman" fo:color="#000000" fo:font-size="10.00pt" style:font-size-asian="10.00pt"/>
    </style:style>
    <style:style style:name="NLDR-Spouse20" style:family="paragraph" style:parent-style-name="DR-Spouse20">
      <style:paragraph-properties fo:break-before="page"/>
    </style:style>
    <style:style style:name="XDR-Spouse20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0" style:family="text">
      <style:text-properties fo:text-align="start" style:font-name="Times New Roman" fo:color="#000000" fo:font-size="10.00pt" style:font-size-asian="10.00pt"/>
    </style:style>
    <style:style style:name="NLDR-Spouse19" style:family="paragraph" style:parent-style-name="DR-Spouse19">
      <style:paragraph-properties fo:break-before="page"/>
    </style:style>
    <style:style style:name="XDR-Spouse19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9" style:family="text">
      <style:text-properties fo:text-align="start" style:font-name="Times New Roman" fo:color="#000000" fo:font-size="10.00pt" style:font-size-asian="10.00pt"/>
    </style:style>
    <style:style style:name="NLDR-Spouse9" style:family="paragraph" style:parent-style-name="DR-Spouse9">
      <style:paragraph-properties fo:break-before="page"/>
    </style:style>
    <style:style style:name="XDR-Spouse9" style:family="paragraph">
      <style:paragraph-properties fo:text-align="start" style:font-name="Times New Roman" fo:font-size="10.00pt" style:font-size-asian="10.00pt" fo:color="#000000" fo:text-indent="0.00cm" fo:margin-right="0.00cm" fo:margin-left="8.50cm" fo:margin-top="0.04cm" fo:margin-bottom="0.04cm"/>
    </style:style>
    <style:style style:name="FDR-Spouse9" style:family="text">
      <style:text-properties fo:text-align="start" style:font-name="Times New Roman" fo:color="#000000" fo:font-size="10.00pt" style:font-size-asian="10.00pt"/>
    </style:style>
    <style:style style:name="NLDR-Level21" style:family="paragraph" style:parent-style-name="DR-Level21">
      <style:paragraph-properties fo:break-before="page"/>
    </style:style>
    <style:style style:name="XDR-Level2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1" style:family="text">
      <style:text-properties fo:text-align="start" style:font-name="Times New Roman" fo:color="#000000" fo:font-size="10.00pt" style:font-size-asian="10.00pt"/>
    </style:style>
    <style:style style:name="NLDR-Level13" style:family="paragraph" style:parent-style-name="DR-Level13">
      <style:paragraph-properties fo:break-before="page"/>
    </style:style>
    <style:style style:name="XDR-Level13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3" style:family="text">
      <style:text-properties fo:text-align="start" style:font-name="Times New Roman" fo:color="#000000" fo:font-size="10.00pt" style:font-size-asian="10.00pt"/>
    </style:style>
    <style:style style:name="NLDR-Level23" style:family="paragraph" style:parent-style-name="DR-Level23">
      <style:paragraph-properties fo:break-before="page"/>
    </style:style>
    <style:style style:name="XDR-Level23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3" style:family="text">
      <style:text-properties fo:text-align="start" style:font-name="Times New Roman" fo:color="#000000" fo:font-size="10.00pt" style:font-size-asian="10.00pt"/>
    </style:style>
    <style:style style:name="NLDR-Level4" style:family="paragraph" style:parent-style-name="DR-Level4">
      <style:paragraph-properties fo:break-before="page"/>
    </style:style>
    <style:style style:name="XDR-Level4" style:family="paragraph">
      <style:paragraph-properties fo:text-align="start" style:font-name="Times New Roman" fo:font-size="10.00pt" style:font-size-asian="10.00pt" fo:color="#000000" fo:text-indent="-0.50cm" fo:margin-right="0.00cm" fo:margin-left="3.50cm" fo:margin-top="0.04cm" fo:margin-bottom="0.04cm"/>
    </style:style>
    <style:style style:name="FDR-Level4" style:family="text">
      <style:text-properties fo:text-align="start" style:font-name="Times New Roman" fo:color="#000000" fo:font-size="10.00pt" style:font-size-asian="10.00pt"/>
    </style:style>
    <style:style style:name="NLDR-Spouse11" style:family="paragraph" style:parent-style-name="DR-Spouse11">
      <style:paragraph-properties fo:break-before="page"/>
    </style:style>
    <style:style style:name="XDR-Spouse1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1" style:family="text">
      <style:text-properties fo:text-align="start" style:font-name="Times New Roman" fo:color="#000000" fo:font-size="10.00pt" style:font-size-asian="10.00pt"/>
    </style:style>
    <style:style style:name="NLDR-Level11" style:family="paragraph" style:parent-style-name="DR-Level11">
      <style:paragraph-properties fo:break-before="page"/>
    </style:style>
    <style:style style:name="XDR-Level1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1" style:family="text">
      <style:text-properties fo:text-align="start" style:font-name="Times New Roman" fo:color="#000000" fo:font-size="10.00pt" style:font-size-asian="10.00pt"/>
    </style:style>
    <style:style style:name="NLDR-Spouse18" style:family="paragraph" style:parent-style-name="DR-Spouse18">
      <style:paragraph-properties fo:break-before="page"/>
    </style:style>
    <style:style style:name="XDR-Spouse18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8" style:family="text">
      <style:text-properties fo:text-align="start" style:font-name="Times New Roman" fo:color="#000000" fo:font-size="10.00pt" style:font-size-asian="10.00pt"/>
    </style:style>
    <style:style style:name="NLDR-Level8" style:family="paragraph" style:parent-style-name="DR-Level8">
      <style:paragraph-properties fo:break-before="page"/>
    </style:style>
    <style:style style:name="XDR-Level8" style:family="paragraph">
      <style:paragraph-properties fo:text-align="start" style:font-name="Times New Roman" fo:font-size="10.00pt" style:font-size-asian="10.00pt" fo:color="#000000" fo:text-indent="-0.50cm" fo:margin-right="0.00cm" fo:margin-left="7.50cm" fo:margin-top="0.04cm" fo:margin-bottom="0.04cm"/>
    </style:style>
    <style:style style:name="FDR-Level8" style:family="text">
      <style:text-properties fo:text-align="start" style:font-name="Times New Roman" fo:color="#000000" fo:font-size="10.00pt" style:font-size-asian="10.00pt"/>
    </style:style>
    <style:style style:name="NLDR-Spouse5" style:family="paragraph" style:parent-style-name="DR-Spouse5">
      <style:paragraph-properties fo:break-before="page"/>
    </style:style>
    <style:style style:name="XDR-Spouse5" style:family="paragraph">
      <style:paragraph-properties fo:text-align="start" style:font-name="Times New Roman" fo:font-size="10.00pt" style:font-size-asian="10.00pt" fo:color="#000000" fo:text-indent="0.00cm" fo:margin-right="0.00cm" fo:margin-left="4.50cm" fo:margin-top="0.04cm" fo:margin-bottom="0.04cm"/>
    </style:style>
    <style:style style:name="FDR-Spouse5" style:family="text">
      <style:text-properties fo:text-align="start" style:font-name="Times New Roman" fo:color="#000000" fo:font-size="10.00pt" style:font-size-asian="10.00pt"/>
    </style:style>
    <style:style style:name="NLDR-Spouse27" style:family="paragraph" style:parent-style-name="DR-Spouse27">
      <style:paragraph-properties fo:break-before="page"/>
    </style:style>
    <style:style style:name="XDR-Spouse27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7" style:family="text">
      <style:text-properties fo:text-align="start" style:font-name="Times New Roman" fo:color="#000000" fo:font-size="10.00pt" style:font-size-asian="10.00pt"/>
    </style:style>
    <style:style style:name="NLDR-Level5" style:family="paragraph" style:parent-style-name="DR-Level5">
      <style:paragraph-properties fo:break-before="page"/>
    </style:style>
    <style:style style:name="XDR-Level5" style:family="paragraph">
      <style:paragraph-properties fo:text-align="start" style:font-name="Times New Roman" fo:font-size="10.00pt" style:font-size-asian="10.00pt" fo:color="#000000" fo:text-indent="-0.50cm" fo:margin-right="0.00cm" fo:margin-left="4.50cm" fo:margin-top="0.04cm" fo:margin-bottom="0.04cm"/>
    </style:style>
    <style:style style:name="FDR-Level5" style:family="text">
      <style:text-properties fo:text-align="start" style:font-name="Times New Roman" fo:color="#000000" fo:font-size="10.00pt" style:font-size-asian="10.00pt"/>
    </style:style>
    <style:style style:name="NLDR-Level29" style:family="paragraph" style:parent-style-name="DR-Level29">
      <style:paragraph-properties fo:break-before="page"/>
    </style:style>
    <style:style style:name="XDR-Level29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9" style:family="text">
      <style:text-properties fo:text-align="start" style:font-name="Times New Roman" fo:color="#000000" fo:font-size="10.00pt" style:font-size-asian="10.00pt"/>
    </style:style>
    <style:style style:name="NLDR-Spouse8" style:family="paragraph" style:parent-style-name="DR-Spouse8">
      <style:paragraph-properties fo:break-before="page"/>
    </style:style>
    <style:style style:name="XDR-Spouse8" style:family="paragraph">
      <style:paragraph-properties fo:text-align="start" style:font-name="Times New Roman" fo:font-size="10.00pt" style:font-size-asian="10.00pt" fo:color="#000000" fo:text-indent="0.00cm" fo:margin-right="0.00cm" fo:margin-left="7.50cm" fo:margin-top="0.04cm" fo:margin-bottom="0.04cm"/>
    </style:style>
    <style:style style:name="FDR-Spouse8" style:family="text">
      <style:text-properties fo:text-align="start" style:font-name="Times New Roman" fo:color="#000000" fo:font-size="10.00pt" style:font-size-asian="10.00pt"/>
    </style:style>
    <style:style style:name="NLDR-Spouse17" style:family="paragraph" style:parent-style-name="DR-Spouse17">
      <style:paragraph-properties fo:break-before="page"/>
    </style:style>
    <style:style style:name="XDR-Spouse17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7" style:family="text">
      <style:text-properties fo:text-align="start" style:font-name="Times New Roman" fo:color="#000000" fo:font-size="10.00pt" style:font-size-asian="10.00pt"/>
    </style:style>
    <style:style style:name="NLDR-Spouse29" style:family="paragraph" style:parent-style-name="DR-Spouse29">
      <style:paragraph-properties fo:break-before="page"/>
    </style:style>
    <style:style style:name="XDR-Spouse29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9" style:family="text">
      <style:text-properties fo:text-align="start" style:font-name="Times New Roman" fo:color="#000000" fo:font-size="10.00pt" style:font-size-asian="10.00pt"/>
    </style:style>
    <style:style style:name="NLDR-Spouse30" style:family="paragraph" style:parent-style-name="DR-Spouse30">
      <style:paragraph-properties fo:break-before="page"/>
    </style:style>
    <style:style style:name="XDR-Spouse30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0" style:family="text">
      <style:text-properties fo:text-align="start" style:font-name="Times New Roman" fo:color="#000000" fo:font-size="10.00pt" style:font-size-asian="10.00pt"/>
    </style:style>
    <style:style style:name="NLDR-Spouse31" style:family="paragraph" style:parent-style-name="DR-Spouse31">
      <style:paragraph-properties fo:break-before="page"/>
    </style:style>
    <style:style style:name="XDR-Spouse3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1" style:family="text">
      <style:text-properties fo:text-align="start" style:font-name="Times New Roman" fo:color="#000000" fo:font-size="10.00pt" style:font-size-asian="10.00pt"/>
    </style:style>
    <style:style style:name="NLDR-Spouse7" style:family="paragraph" style:parent-style-name="DR-Spouse7">
      <style:paragraph-properties fo:break-before="page"/>
    </style:style>
    <style:style style:name="XDR-Spouse7" style:family="paragraph">
      <style:paragraph-properties fo:text-align="start" style:font-name="Times New Roman" fo:font-size="10.00pt" style:font-size-asian="10.00pt" fo:color="#000000" fo:text-indent="0.00cm" fo:margin-right="0.00cm" fo:margin-left="6.50cm" fo:margin-top="0.04cm" fo:margin-bottom="0.04cm"/>
    </style:style>
    <style:style style:name="FDR-Spouse7" style:family="text">
      <style:text-properties fo:text-align="start" style:font-name="Times New Roman" fo:color="#000000" fo:font-size="10.00pt" style:font-size-asian="10.00pt"/>
    </style:style>
    <style:style style:name="NLDR-Level16" style:family="paragraph" style:parent-style-name="DR-Level16">
      <style:paragraph-properties fo:break-before="page"/>
    </style:style>
    <style:style style:name="XDR-Level16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6" style:family="text">
      <style:text-properties fo:text-align="start" style:font-name="Times New Roman" fo:color="#000000" fo:font-size="10.00pt" style:font-size-asian="10.00pt"/>
    </style:style>
    <style:style style:name="NLDR-Spouse3" style:family="paragraph" style:parent-style-name="DR-Spouse3">
      <style:paragraph-properties fo:break-before="page"/>
    </style:style>
    <style:style style:name="XDR-Spouse3" style:family="paragraph">
      <style:paragraph-properties fo:text-align="start" style:font-name="Times New Roman" fo:font-size="10.00pt" style:font-size-asian="10.00pt" fo:color="#000000" fo:text-indent="0.00cm" fo:margin-right="0.00cm" fo:margin-left="2.50cm" fo:margin-top="0.04cm" fo:margin-bottom="0.04cm"/>
    </style:style>
    <style:style style:name="FDR-Spouse3" style:family="text">
      <style:text-properties fo:text-align="start" style:font-name="Times New Roman" fo:color="#000000" fo:font-size="10.00pt" style:font-size-asian="10.00pt"/>
    </style:style>
    <style:style style:name="NLDR-Spouse21" style:family="paragraph" style:parent-style-name="DR-Spouse21">
      <style:paragraph-properties fo:break-before="page"/>
    </style:style>
    <style:style style:name="XDR-Spouse2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1" style:family="text">
      <style:text-properties fo:text-align="start" style:font-name="Times New Roman" fo:color="#000000" fo:font-size="10.00pt" style:font-size-asian="10.00pt"/>
    </style:style>
    <style:style style:name="NLDR-Level14" style:family="paragraph" style:parent-style-name="DR-Level14">
      <style:paragraph-properties fo:break-before="page"/>
    </style:style>
    <style:style style:name="XDR-Level14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4" style:family="text">
      <style:text-properties fo:text-align="start" style:font-name="Times New Roman" fo:color="#000000" fo:font-size="10.00pt" style:font-size-asian="10.00pt"/>
    </style:style>
    <style:style style:name="NLDR-Level31" style:family="paragraph" style:parent-style-name="DR-Level31">
      <style:paragraph-properties fo:break-before="page"/>
    </style:style>
    <style:style style:name="XDR-Level3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1" style:family="text">
      <style:text-properties fo:text-align="start" style:font-name="Times New Roman" fo:color="#000000" fo:font-size="10.00pt" style:font-size-asian="10.00pt"/>
    </style:style>
    <style:style style:name="NLDR-Level20" style:family="paragraph" style:parent-style-name="DR-Level20">
      <style:paragraph-properties fo:break-before="page"/>
    </style:style>
    <style:style style:name="XDR-Level20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0" style:family="text">
      <style:text-properties fo:text-align="start" style:font-name="Times New Roman" fo:color="#000000" fo:font-size="10.00pt" style:font-size-asian="10.00pt"/>
    </style:style>
    <style:style style:name="NLDR-Spouse32" style:family="paragraph" style:parent-style-name="DR-Spouse32">
      <style:paragraph-properties fo:break-before="page"/>
    </style:style>
    <style:style style:name="XDR-Spouse3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2" style:family="text">
      <style:text-properties fo:text-align="start" style:font-name="Times New Roman" fo:color="#000000" fo:font-size="10.00pt" style:font-size-asian="10.00pt"/>
    </style:style>
    <style:style style:name="NLDR-Spouse14" style:family="paragraph" style:parent-style-name="DR-Spouse14">
      <style:paragraph-properties fo:break-before="page"/>
    </style:style>
    <style:style style:name="XDR-Spouse14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4" style:family="text">
      <style:text-properties fo:text-align="start" style:font-name="Times New Roman" fo:color="#000000" fo:font-size="10.00pt" style:font-size-asian="10.00pt"/>
    </style:style>
    <style:style style:name="NLDR-Spouse22" style:family="paragraph" style:parent-style-name="DR-Spouse22">
      <style:paragraph-properties fo:break-before="page"/>
    </style:style>
    <style:style style:name="XDR-Spouse2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2" style:family="text">
      <style:text-properties fo:text-align="start" style:font-name="Times New Roman" fo:color="#000000" fo:font-size="10.00pt" style:font-size-asian="10.00pt"/>
    </style:style>
    <style:style style:name="NLDR-Level15" style:family="paragraph" style:parent-style-name="DR-Level15">
      <style:paragraph-properties fo:break-before="page"/>
    </style:style>
    <style:style style:name="XDR-Level15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5" style:family="text">
      <style:text-properties fo:text-align="start" style:font-name="Times New Roman" fo:color="#000000" fo:font-size="10.00pt" style:font-size-asian="10.00pt"/>
    </style:style>
    <style:style style:name="NLDR-Spouse6" style:family="paragraph" style:parent-style-name="DR-Spouse6">
      <style:paragraph-properties fo:break-before="page"/>
    </style:style>
    <style:style style:name="XDR-Spouse6" style:family="paragraph">
      <style:paragraph-properties fo:text-align="start" style:font-name="Times New Roman" fo:font-size="10.00pt" style:font-size-asian="10.00pt" fo:color="#000000" fo:text-indent="0.00cm" fo:margin-right="0.00cm" fo:margin-left="5.50cm" fo:margin-top="0.04cm" fo:margin-bottom="0.04cm"/>
    </style:style>
    <style:style style:name="FDR-Spouse6" style:family="text">
      <style:text-properties fo:text-align="start" style:font-name="Times New Roman" fo:color="#000000" fo:font-size="10.00pt" style:font-size-asian="10.00pt"/>
    </style:style>
    <style:style style:name="NLDR-Level17" style:family="paragraph" style:parent-style-name="DR-Level17">
      <style:paragraph-properties fo:break-before="page"/>
    </style:style>
    <style:style style:name="XDR-Level17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7" style:family="text">
      <style:text-properties fo:text-align="start" style:font-name="Times New Roman" fo:color="#000000" fo:font-size="10.00pt" style:font-size-asian="10.00pt"/>
    </style:style>
    <style:style style:name="NLDR-Level12" style:family="paragraph" style:parent-style-name="DR-Level12">
      <style:paragraph-properties fo:break-before="page"/>
    </style:style>
    <style:style style:name="XDR-Level1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2" style:family="text">
      <style:text-properties fo:text-align="start" style:font-name="Times New Roman" fo:color="#000000" fo:font-size="10.00pt" style:font-size-asian="10.00pt"/>
    </style:style>
    <style:style style:name="NLDR-Level28" style:family="paragraph" style:parent-style-name="DR-Level28">
      <style:paragraph-properties fo:break-before="page"/>
    </style:style>
    <style:style style:name="XDR-Level28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8" style:family="text">
      <style:text-properties fo:text-align="start" style:font-name="Times New Roman" fo:color="#000000" fo:font-size="10.00pt" style:font-size-asian="10.00pt"/>
    </style:style>
    <style:style style:name="NLDR-Spouse1" style:family="paragraph" style:parent-style-name="DR-Spouse1">
      <style:paragraph-properties fo:break-before="page"/>
    </style:style>
    <style:style style:name="XDR-Spouse1" style:family="paragraph">
      <style:paragraph-properties fo:text-align="start" style:font-name="Times New Roman" fo:font-size="10.00pt" style:font-size-asian="10.00pt" fo:color="#000000" fo:text-indent="0.00cm" fo:margin-right="0.00cm" fo:margin-left="0.50cm" fo:margin-top="0.04cm" fo:margin-bottom="0.04cm"/>
    </style:style>
    <style:style style:name="FDR-Spouse1" style:family="text">
      <style:text-properties fo:text-align="start" style:font-name="Times New Roman" fo:color="#000000" fo:font-size="10.00pt" style:font-size-asian="10.00pt"/>
    </style:style>
    <style:style style:name="NLDR-Level7" style:family="paragraph" style:parent-style-name="DR-Level7">
      <style:paragraph-properties fo:break-before="page"/>
    </style:style>
    <style:style style:name="XDR-Level7" style:family="paragraph">
      <style:paragraph-properties fo:text-align="start" style:font-name="Times New Roman" fo:font-size="10.00pt" style:font-size-asian="10.00pt" fo:color="#000000" fo:text-indent="-0.50cm" fo:margin-right="0.00cm" fo:margin-left="6.50cm" fo:margin-top="0.04cm" fo:margin-bottom="0.04cm"/>
    </style:style>
    <style:style style:name="FDR-Level7" style:family="text">
      <style:text-properties fo:text-align="start" style:font-name="Times New Roman" fo:color="#000000" fo:font-size="10.00pt" style:font-size-asian="10.00pt"/>
    </style:style>
    <style:style style:name="NLDR-Spouse24" style:family="paragraph" style:parent-style-name="DR-Spouse24">
      <style:paragraph-properties fo:break-before="page"/>
    </style:style>
    <style:style style:name="XDR-Spouse24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4" style:family="text">
      <style:text-properties fo:text-align="start" style:font-name="Times New Roman" fo:color="#000000" fo:font-size="10.00pt" style:font-size-asian="10.00pt"/>
    </style:style>
    <style:style style:name="NLDR-Spouse28" style:family="paragraph" style:parent-style-name="DR-Spouse28">
      <style:paragraph-properties fo:break-before="page"/>
    </style:style>
    <style:style style:name="XDR-Spouse28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8" style:family="text">
      <style:text-properties fo:text-align="start" style:font-name="Times New Roman" fo:color="#000000" fo:font-size="10.00pt" style:font-size-asian="10.00pt"/>
    </style:style>
    <style:style style:name="NLDR-Spouse2" style:family="paragraph" style:parent-style-name="DR-Spouse2">
      <style:paragraph-properties fo:break-before="page"/>
    </style:style>
    <style:style style:name="XDR-Spouse2" style:family="paragraph">
      <style:paragraph-properties fo:text-align="start" style:font-name="Times New Roman" fo:font-size="10.00pt" style:font-size-asian="10.00pt" fo:color="#000000" fo:text-indent="0.00cm" fo:margin-right="0.00cm" fo:margin-left="1.50cm" fo:margin-top="0.04cm" fo:margin-bottom="0.04cm"/>
    </style:style>
    <style:style style:name="FDR-Spouse2" style:family="text">
      <style:text-properties fo:text-align="start" style:font-name="Times New Roman" fo:color="#000000" fo:font-size="10.00pt" style:font-size-asian="10.00pt"/>
    </style:style>
    <style:style style:name="NLDR-Spouse10" style:family="paragraph" style:parent-style-name="DR-Spouse10">
      <style:paragraph-properties fo:break-before="page"/>
    </style:style>
    <style:style style:name="XDR-Spouse10" style:family="paragraph">
      <style:paragraph-properties fo:text-align="start" style:font-name="Times New Roman" fo:font-size="10.00pt" style:font-size-asian="10.00pt" fo:color="#000000" fo:text-indent="0.00cm" fo:margin-right="0.00cm" fo:margin-left="9.50cm" fo:margin-top="0.04cm" fo:margin-bottom="0.04cm"/>
    </style:style>
    <style:style style:name="FDR-Spouse10" style:family="text">
      <style:text-properties fo:text-align="start" style:font-name="Times New Roman" fo:color="#000000" fo:font-size="10.00pt" style:font-size-asian="10.00pt"/>
    </style:style>
    <style:style style:name="NLDR-Level25" style:family="paragraph" style:parent-style-name="DR-Level25">
      <style:paragraph-properties fo:break-before="page"/>
    </style:style>
    <style:style style:name="XDR-Level25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5" style:family="text">
      <style:text-properties fo:text-align="start" style:font-name="Times New Roman" fo:color="#000000" fo:font-size="10.00pt" style:font-size-asian="10.00pt"/>
    </style:style>
    <style:style style:name="NLDR-Spouse13" style:family="paragraph" style:parent-style-name="DR-Spouse13">
      <style:paragraph-properties fo:break-before="page"/>
    </style:style>
    <style:style style:name="XDR-Spouse13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3" style:family="text">
      <style:text-properties fo:text-align="start" style:font-name="Times New Roman" fo:color="#000000" fo:font-size="10.00pt" style:font-size-asian="10.00pt"/>
    </style:style>
    <style:style style:name="NLDR-Level2" style:family="paragraph" style:parent-style-name="DR-Level2">
      <style:paragraph-properties fo:break-before="page"/>
    </style:style>
    <style:style style:name="XDR-Level2" style:family="paragraph">
      <style:paragraph-properties fo:text-align="start" style:font-name="Times New Roman" fo:font-size="10.00pt" style:font-size-asian="10.00pt" fo:color="#000000" fo:text-indent="-0.50cm" fo:margin-right="0.00cm" fo:margin-left="1.50cm" fo:margin-top="0.04cm" fo:margin-bottom="0.04cm"/>
    </style:style>
    <style:style style:name="FDR-Level2" style:family="text">
      <style:text-properties fo:text-align="start" style:font-name="Times New Roman" fo:color="#000000" fo:font-size="10.00pt" style:font-size-asian="10.00pt"/>
    </style:style>
    <style:style style:name="NLDR-Title" style:family="paragraph" style:parent-style-name="DR-Title">
      <style:paragraph-properties fo:break-before="page"/>
    </style:style>
    <style:style style:name="XDR-Title" style:family="paragraph">
      <style:paragraph-properties fo:keep-with-next="auto" fo:text-align="center" style:justify-single-word="false" style:font-name="Arial" fo:font-size="12.00pt" style:font-size-asian="12.00pt" fo:color="#000000" fo:font-weight="bold" fo:text-indent="0.00cm" fo:margin-right="0.00cm" fo:margin-left="0.00cm" fo:margin-top="0.11cm" fo:margin-bottom="0.11cm"/>
    </style:style>
    <style:style style:name="FDR-Title" style:family="text">
      <style:text-properties fo:text-align="center" style:justify-single-word="false" style:font-name="Arial" fo:color="#000000" fo:font-weight="bold" fo:font-size="12.00pt" style:font-size-asian="12.00pt"/>
    </style:style>
    <style:style style:name="NLDR-Level26" style:family="paragraph" style:parent-style-name="DR-Level26">
      <style:paragraph-properties fo:break-before="page"/>
    </style:style>
    <style:style style:name="XDR-Level26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6" style:family="text">
      <style:text-properties fo:text-align="start" style:font-name="Times New Roman" fo:color="#000000" fo:font-size="10.00pt" style:font-size-asian="10.00pt"/>
    </style:style>
    <style:style style:name="NLDR-Level32" style:family="paragraph" style:parent-style-name="DR-Level32">
      <style:paragraph-properties fo:break-before="page"/>
    </style:style>
    <style:style style:name="XDR-Level3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2" style:family="text">
      <style:text-properties fo:text-align="start" style:font-name="Times New Roman" fo:color="#000000" fo:font-size="10.00pt" style:font-size-asian="10.00pt"/>
    </style:style>
    <style:style style:name="NLDR-Level27" style:family="paragraph" style:parent-style-name="DR-Level27">
      <style:paragraph-properties fo:break-before="page"/>
    </style:style>
    <style:style style:name="XDR-Level27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7" style:family="text">
      <style:text-properties fo:text-align="start" style:font-name="Times New Roman" fo:color="#000000" fo:font-size="10.00pt" style:font-size-asian="10.00pt"/>
    </style:style>
    <style:style style:name="NLDR-Spouse4" style:family="paragraph" style:parent-style-name="DR-Spouse4">
      <style:paragraph-properties fo:break-before="page"/>
    </style:style>
    <style:style style:name="XDR-Spouse4" style:family="paragraph">
      <style:paragraph-properties fo:text-align="start" style:font-name="Times New Roman" fo:font-size="10.00pt" style:font-size-asian="10.00pt" fo:color="#000000" fo:text-indent="0.00cm" fo:margin-right="0.00cm" fo:margin-left="3.50cm" fo:margin-top="0.04cm" fo:margin-bottom="0.04cm"/>
    </style:style>
    <style:style style:name="FDR-Spouse4" style:family="text">
      <style:text-properties fo:text-align="start" style:font-name="Times New Roman" fo:color="#000000" fo:font-size="10.00pt" style:font-size-asian="10.00pt"/>
    </style:style>
    <style:style style:name="NLDR-Spouse15" style:family="paragraph" style:parent-style-name="DR-Spouse15">
      <style:paragraph-properties fo:break-before="page"/>
    </style:style>
    <style:style style:name="XDR-Spouse15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5" style:family="text">
      <style:text-properties fo:text-align="start" style:font-name="Times New Roman" fo:color="#000000" fo:font-size="10.00pt" style:font-size-asian="10.00pt"/>
    </style:style>
    <style:style style:name="NLDR-Spouse23" style:family="paragraph" style:parent-style-name="DR-Spouse23">
      <style:paragraph-properties fo:break-before="page"/>
    </style:style>
    <style:style style:name="XDR-Spouse23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3" style:family="text">
      <style:text-properties fo:text-align="start" style:font-name="Times New Roman" fo:color="#000000" fo:font-size="10.00pt" style:font-size-asian="10.00pt"/>
    </style:style>
    <style:style style:name="NLDR-Spouse25" style:family="paragraph" style:parent-style-name="DR-Spouse25">
      <style:paragraph-properties fo:break-before="page"/>
    </style:style>
    <style:style style:name="XDR-Spouse25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5" style:family="text">
      <style:text-properties fo:text-align="start" style:font-name="Times New Roman" fo:color="#000000" fo:font-size="10.00pt" style:font-size-asian="10.00pt"/>
    </style:style>
    <style:style style:name="NLDR-Level22" style:family="paragraph" style:parent-style-name="DR-Level22">
      <style:paragraph-properties fo:break-before="page"/>
    </style:style>
    <style:style style:name="XDR-Level2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2" style:family="text">
      <style:text-properties fo:text-align="start" style:font-name="Times New Roman" fo:color="#000000" fo:font-size="10.00pt" style:font-size-asian="10.00pt"/>
    </style:style>
    <style:style style:name="NLDR-Spouse26" style:family="paragraph" style:parent-style-name="DR-Spouse26">
      <style:paragraph-properties fo:break-before="page"/>
    </style:style>
    <style:style style:name="XDR-Spouse26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6" style:family="text">
      <style:text-properties fo:text-align="start" style:font-name="Times New Roman" fo:color="#000000" fo:font-size="10.00pt" style:font-size-asian="10.00pt"/>
    </style:style>
    <style:style style:name="NLDR-Level1" style:family="paragraph" style:parent-style-name="DR-Level1">
      <style:paragraph-properties fo:break-before="page"/>
    </style:style>
    <style:style style:name="XDR-Level1" style:family="paragraph">
      <style:paragraph-properties fo:text-align="start" style:font-name="Times New Roman" fo:font-size="10.00pt" style:font-size-asian="10.00pt" fo:color="#000000" fo:text-indent="-0.50cm" fo:margin-right="0.00cm" fo:margin-left="0.50cm" fo:margin-top="0.04cm" fo:margin-bottom="0.04cm"/>
    </style:style>
    <style:style style:name="FDR-Level1" style:family="text">
      <style:text-properties fo:text-align="start" style:font-name="Times New Roman" fo:color="#000000" fo:font-size="10.00pt" style:font-size-asian="10.00pt"/>
    </style:style>
    <style:style style:name="NLDR-Level18" style:family="paragraph" style:parent-style-name="DR-Level18">
      <style:paragraph-properties fo:break-before="page"/>
    </style:style>
    <style:style style:name="XDR-Level18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8" style:family="text">
      <style:text-properties fo:text-align="start" style:font-name="Times New Roman" fo:color="#000000" fo:font-size="10.00pt" style:font-size-asian="10.00pt"/>
    </style:style>
    <style:style style:name="NLDR-Level19" style:family="paragraph" style:parent-style-name="DR-Level19">
      <style:paragraph-properties fo:break-before="page"/>
    </style:style>
    <style:style style:name="XDR-Level19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9" style:family="text">
      <style:text-properties fo:text-align="start" style:font-name="Times New Roman" fo:color="#000000" fo:font-size="10.00pt" style:font-size-asian="10.00pt"/>
    </style:style>
    <style:style style:name="NLDR-Level10" style:family="paragraph" style:parent-style-name="DR-Level10">
      <style:paragraph-properties fo:break-before="page"/>
    </style:style>
    <style:style style:name="XDR-Level10" style:family="paragraph">
      <style:paragraph-properties fo:text-align="start" style:font-name="Times New Roman" fo:font-size="10.00pt" style:font-size-asian="10.00pt" fo:color="#000000" fo:text-indent="-0.50cm" fo:margin-right="0.00cm" fo:margin-left="9.50cm" fo:margin-top="0.04cm" fo:margin-bottom="0.04cm"/>
    </style:style>
    <style:style style:name="FDR-Level10" style:family="text">
      <style:text-properties fo:text-align="start" style:font-name="Times New Roman" fo:color="#000000" fo:font-size="10.00pt" style:font-size-asian="10.00pt"/>
    </style:style>
    <style:style style:name="NLDR-Level3" style:family="paragraph" style:parent-style-name="DR-Level3">
      <style:paragraph-properties fo:break-before="page"/>
    </style:style>
    <style:style style:name="XDR-Level3" style:family="paragraph">
      <style:paragraph-properties fo:text-align="start" style:font-name="Times New Roman" fo:font-size="10.00pt" style:font-size-asian="10.00pt" fo:color="#000000" fo:text-indent="-0.50cm" fo:margin-right="0.00cm" fo:margin-left="2.50cm" fo:margin-top="0.04cm" fo:margin-bottom="0.04cm"/>
    </style:style>
    <style:style style:name="FDR-Level3" style:family="text">
      <style:text-properties fo:text-align="start" style:font-name="Times New Roman" fo:color="#000000" fo:font-size="10.00pt" style:font-size-asian="10.00pt"/>
    </style:style>
    <style:style style:name="NLDR-Level9" style:family="paragraph" style:parent-style-name="DR-Level9">
      <style:paragraph-properties fo:break-before="page"/>
    </style:style>
    <style:style style:name="XDR-Level9" style:family="paragraph">
      <style:paragraph-properties fo:text-align="start" style:font-name="Times New Roman" fo:font-size="10.00pt" style:font-size-asian="10.00pt" fo:color="#000000" fo:text-indent="-0.50cm" fo:margin-right="0.00cm" fo:margin-left="8.50cm" fo:margin-top="0.04cm" fo:margin-bottom="0.04cm"/>
    </style:style>
    <style:style style:name="FDR-Level9" style:family="text">
      <style:text-properties fo:text-align="start" style:font-name="Times New Roman" fo:color="#000000" fo:font-size="10.00pt" style:font-size-asian="10.00pt"/>
    </style:style>
    <style:style style:name="NLDR-Level24" style:family="paragraph" style:parent-style-name="DR-Level24">
      <style:paragraph-properties fo:break-before="page"/>
    </style:style>
    <style:style style:name="XDR-Level24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4" style:family="text">
      <style:text-properties fo:text-align="start" style:font-name="Times New Roman" fo:color="#000000" fo:font-size="10.00pt" style:font-size-asian="10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DR-Title" text:outline-level="1"><text:toc-mark text:string-value="Descendants of Garner von Zieliński, Lewis Anderson Sr" text:outline-level="1"/>Descendants of Garner von Zieliński, Lewis Anderson Sr</text:h>
      <text:p text:style-name="DR-Level1">1.<text:tab/><text:alphabetical-index-mark text:string-value="Garner von Zieliński, Lewis Anderson Sr (1855-06-21 - 1911-06-28)"/>Garner von Zieliński, Lewis Anderson Sr (b. 1855-06-21 - Great Falls, MT, d. 1911-06-28 - Twin Falls, ID)</text:p>
      <text:p text:style-name="DR-Spouse1"><text:alphabetical-index-mark text:string-value="Martel, Luella Jacques (1852-01-23 - 1921-04-28)"/>sp. Martel, Luella Jacques (b. 1852-01-23 - Eureka, CA, d. 1921-04-28 - Myrtle Beach, SC)</text:p>
      <text:p text:style-name="DR-Level2">2.<text:tab/><text:alphabetical-index-mark text:string-value="Garner, Eugene Stanley (1895-12-01 - 1984-03-01)"/>Garner, Eugene Stanley (b. 1895-12-01 - Portsmouth, OH, d. 1984-03-01 - Twin Falls, ID)</text:p>
      <text:p text:style-name="DR-Spouse2"><text:alphabetical-index-mark text:string-value="Reed, Frances Lucille (Babe) (1902-07-08 - 1988-08-09)"/>sp. Reed, Frances Lucille (Babe) (b. 1902-07-08 - Worthington, MN, d. 1988-08-09 - Worthington, MN)</text:p>
      <text:p text:style-name="DR-Level3">3.<text:tab/><text:alphabetical-index-mark text:string-value="Garner, Howard Lane (1928-07-09 -  )"/>Garner, Howard Lane (b. 1928-07-09 - LaGrange, GA)</text:p>
      <text:p text:style-name="DR-Spouse3"><text:alphabetical-index-mark text:string-value="Marín, Mary Anne (1927-01-13 -  )"/>sp. Marín, Mary Anne (b. 1927-01-13 - Worthington, MN)</text:p>
      <text:p text:style-name="DR-Level4">4.<text:tab/><text:alphabetical-index-mark text:string-value="Garner, Rita Marie (1952-09-07 -  )"/>Garner, Rita Marie (b. 1952-09-07 - Worthington, MN)</text:p>
      <text:p text:style-name="DR-Spouse4"><text:alphabetical-index-mark text:string-value="Warner, Allen Carl (1952-02-01 -  )"/>sp. Warner, Allen Carl (b. 1952-02-01 - Worthington, MN)</text:p>
      <text:p text:style-name="DR-Level5">5.<text:tab/><text:alphabetical-index-mark text:string-value="Warner, Sarah Suzanne (1987-08-29 -  )"/>Warner, Sarah Suzanne (b. 1987-08-29 - Gainesville, TX)</text:p>
      <text:p text:style-name="DR-Level5">5.<text:tab/><text:alphabetical-index-mark text:string-value="Warner, James Jeffrey (1984-05-03 -  )"/>Warner, James Jeffrey (b. 1984-05-03 - Gainesville, TX)</text:p>
      <text:p text:style-name="DR-Level5">5.<text:tab/><text:alphabetical-index-mark text:string-value="Warner, Carl Thomas (1981-05-11 -  )"/>Warner, Carl Thomas (b. 1981-05-11 - Gainesville, TX)</text:p>
      <text:p text:style-name="DR-Level5">5.<text:tab/><text:alphabetical-index-mark text:string-value="Warner, John Allen (1979-05-04 -  )"/>Warner, John Allen (b. 1979-05-04 - New Haven, CT)</text:p>
      <text:p text:style-name="DR-Level5">5.<text:tab/><text:alphabetical-index-mark text:string-value="Warner, Matthew Steven (1977-06-23 -  )"/>Warner, Matthew Steven (b. 1977-06-23 - New Haven, CT)</text:p>
      <text:p text:style-name="DR-Level4">4.<text:tab/><text:alphabetical-index-mark text:string-value="Garner, Barry Joseph (1948-12-14 -  )"/>Garner, Barry Joseph (b. 1948-12-14 - Ottawa, IL)</text:p>
      <text:p text:style-name="DR-Spouse4"><text:alphabetical-index-mark text:string-value="Vázquez, April Lynn (1963-09-17 -  )"/>sp. Vázquez, April Lynn (b. 1963-09-17 - Aberdeen, SD)</text:p>
      <text:p text:style-name="DR-Level5">5.<text:tab/><text:alphabetical-index-mark text:string-value="Garner, Andrew Joseph (1999-04-11 -  )"/>Garner, Andrew Joseph (b. 1999-04-11 - Worthington, MN)</text:p>
      <text:p text:style-name="DR-Level4">4.<text:tab/><text:alphabetical-index-mark text:string-value="Garner, Anne Therese (1950-09-10 -  )"/>Garner, Anne Therese (b. 1950-09-10 - Ottawa, IL)</text:p>
      <text:p text:style-name="DR-Spouse4"><text:alphabetical-index-mark text:string-value="Hale, Lawrence Paul (1950-10-30 -  )"/>sp. Hale, Lawrence Paul (b. 1950-10-30 - Ottawa, IL)</text:p>
      <text:p text:style-name="DR-Level5">5.<text:tab/><text:alphabetical-index-mark text:string-value="Hale, Joseph Brendan (1975-07-17 -  )"/>Hale, Joseph Brendan (b. 1975-07-17 - Ottawa, IL)</text:p>
      <text:p text:style-name="DR-Level5">5.<text:tab/><text:alphabetical-index-mark text:string-value="Hale, Michael Patrick (1977-07-27 -  )"/>Hale, Michael Patrick (b. 1977-07-27 - Ottawa, IL)</text:p>
      <text:p text:style-name="DR-Level5">5.<text:tab/><text:alphabetical-index-mark text:string-value="Hale, Gina Marie (1982-10-03 -  )"/>Hale, Gina Marie (b. 1982-10-03 - Ottawa, IL)</text:p>
      <text:p text:style-name="DR-Level5">5.<text:tab/><text:alphabetical-index-mark text:string-value="Hale, Jeffrey Brian (1988-12-23 -  )"/>Hale, Jeffrey Brian (b. 1988-12-23 - Jefferson City, MO)</text:p>
      <text:p text:style-name="DR-Level4">4.<text:tab/><text:alphabetical-index-mark text:string-value="Garner, Gerard Stephen (1955-07-31 -  )"/>Garner, Gerard Stephen (b. 1955-07-31 - Ottawa, IL)</text:p>
      <text:p text:style-name="DR-Spouse4"><text:alphabetical-index-mark text:string-value="George, Elizabeth (1957-01-31 -  )"/>sp. George, Elizabeth (b. 1957-01-31)</text:p>
      <text:p text:style-name="DR-Level5">5.<text:tab/><text:alphabetical-index-mark text:string-value="Garner, Stephen Gerard (1983-10-05 -  )"/>Garner, Stephen Gerard (b. 1983-10-05 - Ottawa, IL)</text:p>
      <text:p text:style-name="DR-Level5">5.<text:tab/><text:alphabetical-index-mark text:string-value="Garner, Daniel Patrick (1985-02-11 -  )"/>Garner, Daniel Patrick (b. 1985-02-11 - Ottawa, IL)</text:p>
      <text:p text:style-name="DR-Level4">4.<text:tab/><text:alphabetical-index-mark text:string-value="Garner, David Walter (1956-12-21 -  )"/>Garner, David Walter (b. 1956-12-21 - Ottawa, IL)</text:p>
      <text:p text:style-name="DR-Level4">4.<text:tab/><text:alphabetical-index-mark text:string-value="Garner, Thomas James (1965-12-10 -  )"/>Garner, Thomas James (b. 1965-12-10 - Worthington, MN)</text:p>
      <text:p text:style-name="DR-Spouse4"><text:alphabetical-index-mark text:string-value="Сорокин, Holly Ruth"/>sp. Сорокин, Holly Ruth</text:p>
      <text:p text:style-name="DR-Level5">5.<text:tab/><text:alphabetical-index-mark text:string-value="Garner, Alecia &quot;Allie&quot; Clare (1997-12-26 -  )"/>Garner, Alecia "Allie" Clare (b. 1997-12-26 - Fergus Falls, MN)</text:p>
      <text:p text:style-name="DR-Level3">3.<text:tab/><text:alphabetical-index-mark text:string-value="Garner, Eugene Stanley, Jr. ( -  )"/>Garner, Eugene Stanley, Jr. (b.  - Vernon, TX)</text:p>
      <text:p text:style-name="DR-Spouse3"><text:alphabetical-index-mark text:string-value="Pelletier, Josephine (1922-09-07 - 1998-09-15)"/>sp. Pelletier, Josephine (b. 1922-09-07 - Levelland, TX, d. 1998-09-15 - Worthington, MN)</text:p>
      <text:p text:style-name="DR-Level4">4.<text:tab/><text:alphabetical-index-mark text:string-value="Garner, Francis William (1945-01-03 -  )"/>Garner, Francis William (b. 1945-01-03)</text:p>
      <text:p text:style-name="DR-Spouse4"><text:alphabetical-index-mark text:string-value="Gibbs, Connie (1943-02-08 -  )"/>sp. Gibbs, Connie (b. 1943-02-08)</text:p>
      <text:p text:style-name="DR-Level5">5.<text:tab/><text:alphabetical-index-mark text:string-value="Garner, Melissa Sue (1969-12-03 -  )"/>Garner, Melissa Sue (b. 1969-12-03)</text:p>
      <text:p text:style-name="DR-Spouse5"><text:alphabetical-index-mark text:string-value="Martín, "/>sp. Martín</text:p>
      <text:p text:style-name="DR-Level6">6.<text:tab/><text:alphabetical-index-mark text:string-value="Martín, Tyler William (1993-11-29 -  )"/>Martín, Tyler William (b. 1993-11-29)</text:p>
      <text:p text:style-name="DR-Level4">4.<text:tab/><text:alphabetical-index-mark text:string-value="Garner, Richard Eugene (1947-02-28 -  )"/>Garner, Richard Eugene (b. 1947-02-28 - Ottawa, IL)</text:p>
      <text:p text:style-name="DR-Spouse4"><text:alphabetical-index-mark text:string-value="Gibbs, Elaine"/>sp. Gibbs, Elaine</text:p>
      <text:p text:style-name="DR-Level5">5.<text:tab/><text:alphabetical-index-mark text:string-value="Garner, Heather Jo (1972-03-14 -  )"/>Garner, Heather Jo (b. 1972-03-14)</text:p>
      <text:p text:style-name="DR-Level5">5.<text:tab/><text:alphabetical-index-mark text:string-value="Garner, Regina Lynne (1973-08-27 -  )"/>Garner, Regina Lynne (b. 1973-08-27)</text:p>
      <text:p text:style-name="DR-Level5">5.<text:tab/><text:alphabetical-index-mark text:string-value="Garner, Jason Richard (1975-10-20 -  )"/>Garner, Jason Richard (b. 1975-10-20)</text:p>
      <text:p text:style-name="DR-Spouse5"><text:alphabetical-index-mark text:string-value="Harper, ??"/>sp. Harper, ??</text:p>
      <text:p text:style-name="DR-Level6">6.<text:tab/><text:alphabetical-index-mark text:string-value="Garner, Victoria Laine"/>Garner, Victoria Laine</text:p>
      <text:p text:style-name="DR-Level6">6.<text:tab/><text:alphabetical-index-mark text:string-value="Garner, Vanichia Elaine (1993-10-01 -  )"/>Garner, Vanichia Elaine (b. 1993-10-01)</text:p>
      <text:p text:style-name="DR-Level4">4.<text:tab/><text:alphabetical-index-mark text:string-value="Garner, Michael Stanley (1948-06-12 -  )"/>Garner, Michael Stanley (b. 1948-06-12 - Ottawa, IL)</text:p>
      <text:p text:style-name="DR-Spouse4"><text:alphabetical-index-mark text:string-value="Gibbs, Sharon"/>sp. Gibbs, Sharon</text:p>
      <text:p text:style-name="DR-Level5">5.<text:tab/><text:alphabetical-index-mark text:string-value="Garner, Michael Christopher (1975-06-01 -  )"/>Garner, Michael Christopher (b. 1975-06-01)</text:p>
      <text:p text:style-name="DR-Level5">5.<text:tab/><text:alphabetical-index-mark text:string-value="Garner, Megan Ann (1978-07-17 -  )"/>Garner, Megan Ann (b. 1978-07-17)</text:p>
      <text:p text:style-name="DR-Level4">4.<text:tab/><text:alphabetical-index-mark text:string-value="Garner, Barbara Jo (1949-11-08 -  )"/>Garner, Barbara Jo (b. 1949-11-08 - Ottawa, IL)</text:p>
      <text:p text:style-name="DR-Spouse4"><text:alphabetical-index-mark text:string-value="Díez, William George"/>sp. Díez, William George</text:p>
      <text:p text:style-name="DR-Level5">5.<text:tab/><text:alphabetical-index-mark text:string-value="Díez, William George Jr. (1972-10-10 -  )"/>Díez, William George Jr. (b. 1972-10-10)</text:p>
      <text:p text:style-name="DR-Level4">4.<text:tab/><text:alphabetical-index-mark text:string-value="Garner, Kathryn Mary (1952-09-10 -  )"/>Garner, Kathryn Mary (b. 1952-09-10 - Ottawa, IL)</text:p>
      <text:p text:style-name="DR-Spouse4"><text:alphabetical-index-mark text:string-value="Сергеев, Dennis"/>sp. Сергеев, Dennis</text:p>
      <text:p text:style-name="DR-Level5">5.<text:tab/><text:alphabetical-index-mark text:string-value="Сергеев, Jon Dennis (1978-02-10 -  )"/>Сергеев, Jon Dennis (b. 1978-02-10 - Ottawa, IL)</text:p>
      <text:p text:style-name="DR-Level5">5.<text:tab/><text:alphabetical-index-mark text:string-value="Сергеев, Adria Maria (1971-06-01 -  )"/>Сергеев, Adria Maria (b. 1971-06-01 - Ottawa, IL)</text:p>
      <text:p text:style-name="DR-Spouse5"><text:alphabetical-index-mark text:string-value="Demers, ??"/>sp. Demers, ??</text:p>
      <text:p text:style-name="DR-Level5">5.<text:tab/><text:alphabetical-index-mark text:string-value="Сергеев, Jacqueline Denise (1981-01-18 -  )"/>Сергеев, Jacqueline Denise (b. 1981-01-18 - Ottawa, IL)</text:p>
      <text:p text:style-name="DR-Level5">5.<text:tab/><text:alphabetical-index-mark text:string-value="Сергеев, Joshua David (1984-04-07 -  )"/>Сергеев, Joshua David (b. 1984-04-07 - Ottawa, IL)</text:p>
      <text:p text:style-name="DR-Level4">4.<text:tab/><text:alphabetical-index-mark text:string-value="Garner, Peter George (1954-08-05 -  )"/>Garner, Peter George (b. 1954-08-05 - Ottawa, IL)</text:p>
      <text:p text:style-name="DR-Spouse4"><text:alphabetical-index-mark text:string-value="Gibbs, Joy"/>sp. Gibbs, Joy</text:p>
      <text:p text:style-name="DR-Level5">5.<text:tab/><text:alphabetical-index-mark text:string-value="Garner, Allison Renee (1984-03-20 -  )"/>Garner, Allison Renee (b. 1984-03-20)</text:p>
      <text:p text:style-name="DR-Level5">5.<text:tab/><text:alphabetical-index-mark text:string-value="Garner, Amy Elizabeth (1989-04-11 -  )"/>Garner, Amy Elizabeth (b. 1989-04-11)</text:p>
      <text:p text:style-name="DR-Level4">4.<text:tab/><text:alphabetical-index-mark text:string-value="Garner, Bernadette (1957-08-31 -  )"/>Garner, Bernadette (b. 1957-08-31 - Ottawa, IL)</text:p>
      <text:p text:style-name="DR-Spouse4"><text:alphabetical-index-mark text:string-value="Beck, Jack"/>sp. Beck, Jack</text:p>
      <text:p text:style-name="DR-Level4">4.<text:tab/><text:alphabetical-index-mark text:string-value="Garner, Louella Marie ( -  )"/>Garner, Louella Marie (b.  - Ottawa, IL)</text:p>
      <text:p text:style-name="DR-Spouse4"><text:alphabetical-index-mark text:string-value="Hill, "/>sp. Hill</text:p>
      <text:p text:style-name="DR-Level5">5.<text:tab/><text:alphabetical-index-mark text:string-value="Hill, Jo Lynn (1977-03-12 -  )"/>Hill, Jo Lynn (b. 1977-03-12)</text:p>
      <text:p text:style-name="DR-Level5">5.<text:tab/><text:alphabetical-index-mark text:string-value="Hill, Leigh Ann (1979-01-23 -  )"/>Hill, Leigh Ann (b. 1979-01-23)</text:p>
      <text:p text:style-name="DR-Level5">5.<text:tab/><text:alphabetical-index-mark text:string-value="Hill, Sean Michael (1980-05-10 -  )"/>Hill, Sean Michael (b. 1980-05-10)</text:p>
      <text:p text:style-name="DR-Spouse4"><text:alphabetical-index-mark text:string-value="Coleman, "/>sp. Coleman</text:p>
      <text:p text:style-name="DR-Level4">4.<text:tab/><text:alphabetical-index-mark text:string-value="Garner, Cecilia (1960-07-14 -  )"/>Garner, Cecilia (b. 1960-07-14 - Ottawa, IL)</text:p>
      <text:p text:style-name="DR-Spouse4"><text:alphabetical-index-mark text:string-value="Горбунов, Matt"/>sp. Горбунов, Matt</text:p>
      <text:p text:style-name="DR-Level4">4.<text:tab/><text:alphabetical-index-mark text:string-value="Garner, Mark Gerard (1962-10-16 -  )"/>Garner, Mark Gerard (b. 1962-10-16 - Ottawa, IL)</text:p>
      <text:p text:style-name="DR-Spouse4"><text:alphabetical-index-mark text:string-value="Gibbs, Lori"/>sp. Gibbs, Lori</text:p>
      <text:p text:style-name="DR-Level4">4.<text:tab/><text:alphabetical-index-mark text:string-value="Garner, John Joseph (1961-08-15 -  )"/>Garner, John Joseph (b. 1961-08-15 - Ottawa, IL)</text:p>
      <text:p text:style-name="DR-Spouse4"><text:alphabetical-index-mark text:string-value="Crawford, Lori"/>sp. Crawford, Lori</text:p>
      <text:p text:style-name="DR-Level4">4.<text:tab/><text:alphabetical-index-mark text:string-value="Garner, Margaret Ann (1951-07-18 - 1952-02-10)"/>Garner, Margaret Ann (b. 1951-07-18 - Ottawa, IL, d. 1952-02-10 - Ottawa, IL)</text:p>
      <text:p text:style-name="DR-Spouse3"><text:alphabetical-index-mark text:string-value="Washington, Pearline"/>sp. Washington, Pearline</text:p>
      <text:p text:style-name="DR-Level3">3.<text:tab/><text:alphabetical-index-mark text:string-value="Garner, John Roger (1925-10-29 -  )"/>Garner, John Roger (b. 1925-10-29 - Lafayette, IN)</text:p>
      <text:p text:style-name="DR-Spouse3"><text:alphabetical-index-mark text:string-value="Брюханов, Violet Louise (1915-09-28 -  )"/>sp. Брюханов, Violet Louise (b. 1915-09-28 - Duncan, OK)</text:p>
      <text:p text:style-name="DR-Level2">2.<text:tab/><text:alphabetical-index-mark text:string-value="Garner, Jesse V. (1876-06-18 - 1929-01-21)"/>Garner, Jesse V. (b. 1876-06-18 - Paragould, AR, d. 1929-01-21 - Cedar City, UT)</text:p>
      <text:p text:style-name="DR-Spouse2"><text:alphabetical-index-mark text:string-value="Taylor, Viola"/>sp. Taylor, Viola</text:p>
      <text:p text:style-name="DR-Level3">3.<text:tab/><text:alphabetical-index-mark text:string-value="Garner, Marie"/>Garner, Marie</text:p>
      <text:p text:style-name="DR-Spouse3"><text:alphabetical-index-mark text:string-value="Burgess, Edward"/>sp. Burgess, Edward</text:p>
      <text:p text:style-name="DR-Level3">3.<text:tab/><text:alphabetical-index-mark text:string-value="Garner, Victor"/>Garner, Victor</text:p>
      <text:p text:style-name="DR-Level2">2.<text:tab/><text:alphabetical-index-mark text:string-value="Garner, Raymond E. (1878-09-16 - 1921-05-02)"/>Garner, Raymond E. (b. 1878-09-16 - Paragould, AR, d. 1921-05-02 - Astoria, OR)</text:p>
      <text:p text:style-name="DR-Level2">2.<text:tab/><text:alphabetical-index-mark text:string-value="Garner, Jennie S. (1880-09-11 - 1964-06-20)"/>Garner, Jennie S. (b. 1880-09-11 - Paragould, AR, d. 1964-06-20 - Columbus, IN)</text:p>
      <text:p text:style-name="DR-Spouse2"><text:alphabetical-index-mark text:string-value="Яковлев, George"/>sp. Яковлев, George (bur.  - Sterling, IL)</text:p>
      <text:p text:style-name="DR-Level3">3.<text:tab/><text:alphabetical-index-mark text:string-value="Яковлев, Everett"/>Яковлев, Everett</text:p>
      <text:p text:style-name="DR-Level3">3.<text:tab/><text:alphabetical-index-mark text:string-value="Яковлев, Esther Faye"/>Яковлев, Esther Faye</text:p>
      <text:p text:style-name="DR-Spouse3"><text:alphabetical-index-mark text:string-value="Arnold, ???????"/>sp. Arnold, ???????</text:p>
      <text:p text:style-name="DR-Level3">3.<text:tab/><text:alphabetical-index-mark text:string-value="Яковлев, Georgia"/>Яковлев, Georgia</text:p>
      <text:p text:style-name="DR-Level2">2.<text:tab/><text:alphabetical-index-mark text:string-value="Garner, Walter E. (1882-02-17 - 1946-10-23)"/>Garner, Walter E. (b. 1882-02-17 - Paragould, AR, d. 1946-10-23 - Battle Creek, MI)</text:p>
      <text:p text:style-name="DR-Spouse2"><text:alphabetical-index-mark text:string-value="García, Maude"/>sp. García, Maude (bur.  - Sterling, IL)</text:p>
      <text:p text:style-name="DR-Level3">3.<text:tab/><text:alphabetical-index-mark text:string-value="Garner, Maude"/>Garner, Maude</text:p>
      <text:p text:style-name="DR-Spouse3"><text:alphabetical-index-mark text:string-value="Cooper, ???????"/>sp. Cooper, ???????</text:p>
      <text:p text:style-name="DR-Level3">3.<text:tab/><text:alphabetical-index-mark text:string-value="Garner, Marguarite"/>Garner, Marguarite</text:p>
      <text:p text:style-name="DR-Level2">2.<text:tab/><text:alphabetical-index-mark text:string-value="Garner, Daniel Webster (1883-09-30 - 1936-03-02)"/>Garner, Daniel Webster (b. 1883-09-30 - Hood River, OR, d. 1936-03-02 - Gary, IN)</text:p>
      <text:p text:style-name="DR-Spouse2"><text:alphabetical-index-mark text:string-value="Jackson, Cora Ellen"/>sp. Jackson, Cora Ellen</text:p>
      <text:p text:style-name="DR-Level2">2.<text:tab/><text:alphabetical-index-mark text:string-value="Garner, Bertha P. (1888-03-13 - 1918-04-05)"/>Garner, Bertha P. (b. 1888-03-13 - Hagerstown, MD, d. 1918-04-05 - Columbus, IN)</text:p>
      <text:p text:style-name="DR-Spouse2"><text:alphabetical-index-mark text:string-value="Robinson, Clarence"/>sp. Robinson, Clarence (bur.  - Sterling, IL)</text:p>
      <text:p text:style-name="DR-Level3">3.<text:tab/><text:alphabetical-index-mark text:string-value="Robinson, Robert"/>Robinson, Robert</text:p>
      <text:p text:style-name="DR-Level3">3.<text:tab/><text:alphabetical-index-mark text:string-value="Robinson, Luther"/>Robinson, Luther</text:p>
      <text:p text:style-name="DR-Level3">3.<text:tab/><text:alphabetical-index-mark text:string-value="Robinson, Albert Raymond"/>Robinson, Albert Raymond</text:p>
      <text:p text:style-name="DR-Level3">3.<text:tab/><text:alphabetical-index-mark text:string-value="Robinson, Hugh Martin"/>Robinson, Hugh Martin</text:p>
      <text:p text:style-name="DR-Level2">2.<text:tab/><text:alphabetical-index-mark text:string-value="Garner, Elizabeth (1883 -  )"/>Garner, Elizabeth (b. 1883, bur.  - Hays, 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DR-Spouse1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3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6" style:family="paragraph" style:parent-style-name="Standard" style:class="text">
      <style:paragraph-properties fo:margin-left="5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2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9" style:family="paragraph" style:parent-style-name="Standard" style:class="text">
      <style:paragraph-properties fo:margin-left="8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4" style:family="paragraph" style:parent-style-name="Standard" style:class="text">
      <style:paragraph-properties fo:margin-left="3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8" style:family="paragraph" style:parent-style-name="Standard" style:class="text">
      <style:paragraph-properties fo:margin-left="7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5" style:family="paragraph" style:parent-style-name="Standard" style:class="text">
      <style:paragraph-properties fo:margin-left="4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5" style:family="paragraph" style:parent-style-name="Standard" style:class="text">
      <style:paragraph-properties fo:margin-left="4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8" style:family="paragraph" style:parent-style-name="Standard" style:class="text">
      <style:paragraph-properties fo:margin-left="7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7" style:family="paragraph" style:parent-style-name="Standard" style:class="text">
      <style:paragraph-properties fo:margin-left="6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3" style:family="paragraph" style:parent-style-name="Standard" style:class="text">
      <style:paragraph-properties fo:margin-left="2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3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6" style:family="paragraph" style:parent-style-name="Standard" style:class="text">
      <style:paragraph-properties fo:margin-left="5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" style:family="paragraph" style:parent-style-name="Standard" style:class="text">
      <style:paragraph-properties fo:margin-left="0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7" style:family="paragraph" style:parent-style-name="Standard" style:class="text">
      <style:paragraph-properties fo:margin-left="6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2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" style:family="paragraph" style:parent-style-name="Standard" style:class="text">
      <style:paragraph-properties fo:margin-left="1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0" style:family="paragraph" style:parent-style-name="Standard" style:class="text">
      <style:paragraph-properties fo:margin-left="9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" style:family="paragraph" style:parent-style-name="Standard" style:class="text">
      <style:paragraph-properties fo:margin-left="1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Title" style:family="paragraph" style:parent-style-name="Standard" style:class="text">
      <style:paragraph-properties fo:margin-left="0.00cm" fo:margin-right="0.00cm" fo:margin-top="0.11cm" fo:margin-bottom="0.11cm" fo:keep-with-next="auto" fo:text-align="center" style:justify-single-word="false" fo:text-indent="0.00cm" style:auto-text-indent="false"/>
      <style:text-properties fo:color="#000000" style:font-name="Arial" fo:font-size="12pt" fo:font-weight="bold"/>
    </style:style>
    <style:style style:name="DR-Level2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4" style:family="paragraph" style:parent-style-name="Standard" style:class="text">
      <style:paragraph-properties fo:margin-left="3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2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" style:family="paragraph" style:parent-style-name="Standard" style:class="text">
      <style:paragraph-properties fo:margin-left="0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0" style:family="paragraph" style:parent-style-name="Standard" style:class="text">
      <style:paragraph-properties fo:margin-left="9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" style:family="paragraph" style:parent-style-name="Standard" style:class="text">
      <style:paragraph-properties fo:margin-left="2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9" style:family="paragraph" style:parent-style-name="Standard" style:class="text">
      <style:paragraph-properties fo:margin-left="8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13
</meta:creation-date>
    <dc:creator>
    Alex Roitman,,,
</dc:creator>
    <dc:date>
    2015-08-23T21:49:13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